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5" style:family="table-cell" style:data-style-name="N100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.1665in" fo:margin-bottom="0.1665in" style:contextual-spacing="false"/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style:font-name="Times New Roman"/>
    </style:style>
    <style:style style:name="P3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weight="bold" style:font-weight-asian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19d373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officeooo:rsid="0019d373" officeooo:paragraph-rsid="0019d373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officeooo:rsid="0019d373" officeooo:paragraph-rsid="0019d373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officeooo:rsid="0019d373" officeooo:paragraph-rsid="0019d373"/>
    </style:style>
    <style:style style:name="P11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12" style:family="paragraph" style:parent-style-name="List_20_Paragraph" style:list-style-name="WWNum5">
      <style:paragraph-properties fo:margin-top="0.1in" fo:margin-bottom="0in" style:contextual-spacing="false"/>
      <style:text-properties style:font-name="Times New Roman" fo:font-size="12pt" style:font-size-asian="12pt" style:font-size-complex="12pt"/>
    </style:style>
    <style:style style:name="P13" style:family="paragraph" style:parent-style-name="List_20_Paragraph" style:list-style-name="WWNum5">
      <style:paragraph-properties fo:margin-top="0.1in" fo:margin-bottom="0in" style:contextual-spacing="false"/>
      <style:text-properties style:font-name="Times New Roman" fo:font-size="12pt" officeooo:rsid="0018344b" officeooo:paragraph-rsid="0018344b" style:font-size-asian="12pt" style:font-size-complex="12pt"/>
    </style:style>
    <style:style style:name="P14" style:family="paragraph" style:parent-style-name="List_20_Paragraph" style:list-style-name="WWNum5">
      <style:paragraph-properties fo:margin-top="0.1in" fo:margin-bottom="0in" style:contextual-spacing="false"/>
      <style:text-properties style:font-name="Times New Roman" fo:font-size="12pt" officeooo:rsid="0019cb4c" officeooo:paragraph-rsid="0019cb4c" style:font-size-asian="12pt" style:font-size-complex="12pt"/>
    </style:style>
    <style:style style:name="P15" style:family="paragraph" style:parent-style-name="List_20_Paragraph" style:list-style-name="WWNum5">
      <style:paragraph-properties fo:margin-top="0.1in" fo:margin-bottom="0in" style:contextual-spacing="false"/>
      <style:text-properties style:use-window-font-color="true" style:font-name="Times New Roman" fo:font-size="12pt" officeooo:rsid="0016d89f" style:font-size-asian="12pt" style:font-size-complex="12pt"/>
    </style:style>
    <style:style style:name="P16" style:family="paragraph" style:parent-style-name="List_20_Paragraph" style:list-style-name="WWNum5">
      <style:paragraph-properties fo:margin-top="0.1in" fo:margin-bottom="0in" style:contextual-spacing="false"/>
      <style:text-properties style:use-window-font-color="true" style:font-name="Times New Roman" fo:font-size="12pt" officeooo:rsid="0019cb4c" officeooo:paragraph-rsid="0019cb4c" style:font-size-asian="12pt" style:font-size-complex="12pt"/>
    </style:style>
    <style:style style:name="P17" style:family="paragraph" style:parent-style-name="List_20_Paragraph" style:list-style-name="WWNum5">
      <style:paragraph-properties fo:margin-top="0in" fo:margin-bottom="0.1in" style:contextual-spacing="false"/>
      <style:text-properties style:font-name="Times New Roman"/>
    </style:style>
    <style:style style:name="P18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style:font-size-asian="12pt" style:font-size-complex="12pt"/>
    </style:style>
    <style:style style:name="P19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paragraph-rsid="00150181" style:font-size-asian="12pt" style:font-size-complex="12pt"/>
    </style:style>
    <style:style style:name="P20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paragraph-rsid="0018344b" style:font-size-asian="12pt" style:font-size-complex="12pt"/>
    </style:style>
    <style:style style:name="P21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rsid="0016d89f" officeooo:paragraph-rsid="0016d89f" style:font-size-asian="12pt" style:font-size-complex="12pt"/>
    </style:style>
    <style:style style:name="P22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fo:language="en" fo:country="US" officeooo:rsid="0018344b" officeooo:paragraph-rsid="0018344b" style:font-size-asian="12pt" style:font-size-complex="12pt"/>
    </style:style>
    <style:style style:name="P23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4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officeooo:rsid="00150181" officeooo:paragraph-rsid="00150181"/>
    </style:style>
    <style:style style:name="P25" style:family="paragraph" style:parent-style-name="List_20_Paragraph" style:list-style-name="WWNum5">
      <style:paragraph-properties fo:margin-left="0.4957in" fo:margin-right="0in" fo:margin-top="0.1in" fo:margin-bottom="0in" style:contextual-spacing="false" fo:text-indent="-0.248in" style:auto-text-indent="false"/>
      <style:text-properties style:font-name="Times New Roman" fo:font-size="12pt" officeooo:rsid="0018344b" officeooo:paragraph-rsid="0018344b" style:font-size-asian="12pt" style:font-size-complex="12pt"/>
    </style:style>
    <style:style style:name="P26" style:family="paragraph" style:parent-style-name="List_20_Paragraph" style:list-style-name="WWNum5">
      <style:paragraph-properties fo:margin-left="0.9835in" fo:margin-right="0in" fo:margin-top="0in" fo:margin-bottom="0.1in" style:contextual-spacing="false" fo:text-indent="-0.25in" style:auto-text-indent="false"/>
      <style:text-properties style:use-window-font-color="true" style:font-name="Times New Roman" fo:font-size="12pt" officeooo:rsid="0016d89f" officeooo:paragraph-rsid="0019cb4c" style:font-size-asian="12pt" style:font-size-complex="12pt"/>
    </style:style>
    <style:style style:name="P27" style:family="paragraph" style:parent-style-name="List_20_Paragraph" style:list-style-name="WWNum1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28" style:family="paragraph" style:parent-style-name="List_20_Paragraph" style:list-style-name="WWNum1">
      <style:paragraph-properties fo:margin-top="0in" fo:margin-bottom="0in" style:contextual-spacing="false"/>
      <style:text-properties style:font-name="Times New Roman" fo:font-size="12pt" fo:language="en" fo:country="US" style:font-size-asian="12pt" style:font-size-complex="12pt"/>
    </style:style>
    <style:style style:name="P29" style:family="paragraph" style:parent-style-name="List_20_Paragraph" style:list-style-name="WWNum1">
      <style:paragraph-properties fo:margin-top="0in" fo:margin-bottom="0in" style:contextual-spacing="false"/>
      <style:text-properties style:font-name="Times New Roma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6d89f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size-complex="12pt"/>
    </style:style>
    <style:style style:name="T6" style:family="text">
      <style:text-properties fo:font-size="12pt" fo:language="ru" fo:country="RU" style:font-size-asian="12pt" style:font-size-complex="12pt"/>
    </style:style>
    <style:style style:name="T7" style:family="text">
      <style:text-properties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9d373"/>
    </style:style>
    <style:style style:name="T10" style:family="text">
      <style:text-properties fo:color="#000000" style:font-size-complex="12pt"/>
    </style:style>
    <style:style style:name="T11" style:family="text">
      <style:text-properties fo:color="#000000" fo:language="en" fo:country="US" style:font-size-complex="12pt"/>
    </style:style>
    <style:style style:name="T12" style:family="text">
      <style:text-properties fo:color="#000000" fo:language="en" fo:country="US" officeooo:rsid="001b0c7c" style:font-size-complex="12pt"/>
    </style:style>
    <style:style style:name="T13" style:family="text">
      <style:text-properties fo:color="#000000" fo:language="ru" fo:country="RU" style:font-size-complex="12pt"/>
    </style:style>
    <style:style style:name="T14" style:family="text">
      <style:text-properties fo:color="#000000" officeooo:rsid="0019d373" fo:background-color="#ffffff" loext:char-shading-value="0" style:font-size-complex="12pt"/>
    </style:style>
    <style:style style:name="T15" style:family="text">
      <style:text-properties officeooo:rsid="00150181"/>
    </style:style>
    <style:style style:name="T16" style:family="text">
      <style:text-properties officeooo:rsid="0016d89f"/>
    </style:style>
    <style:style style:name="T17" style:family="text">
      <style:text-properties officeooo:rsid="0018344b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016d89f"/>
    </style:style>
    <style:style style:name="T20" style:family="text">
      <style:text-properties officeooo:rsid="0019d373"/>
    </style:style>
    <style:style style:name="T21" style:family="text">
      <style:text-properties officeooo:rsid="001cf6b3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лан индивидуального развития <text:span text:style-name="T21">инженера</text:span> тестировщика Кайгородовой Анны.</text:p>
      <text:p text:style-name="P1">Основные рабочие активности и практические навыки до 3<text:span text:style-name="T15">1</text:span>.0<text:span text:style-name="T15">7</text:span>.201<text:span text:style-name="T15">7</text:span>:</text:p>
      <text:list xml:id="list1294012057422835014" text:style-name="WWNum5">
        <text:list-item>
          <text:p text:style-name="P12">Выполнение работ по тестированию, в рамках проектов компании.</text:p>
          <text:list>
            <text:list-item>
              <text:p text:style-name="P17"><text:span text:style-name="T1">Ручное </text:span><text:span text:style-name="T2">и автоматизированное </text:span><text:span text:style-name="T1">тестирование </text:span><text:span text:style-name="T4">web-</text:span><text:span text:style-name="T1">приложений</text:span></text:p>
            </text:list-item>
            <text:list-item>
              <text:p text:style-name="P17"><text:span text:style-name="T1">Ручное </text:span><text:span text:style-name="T2">и автоматизированное </text:span><text:span text:style-name="T1">тестирование </text:span><text:span text:style-name="T4">desktop-</text:span><text:span text:style-name="T1">приложений</text:span></text:p>
            </text:list-item>
            <text:list-item>
              <text:p text:style-name="P18">Ручное <text:span text:style-name="T16">и автоматизированное </text:span>тестирование приложений для мобильных платформ.</text:p>
            </text:list-item>
            <text:list-item>
              <text:p text:style-name="P19">Исследование причин <text:span text:style-name="T16">падения</text:span> тестов. Исправление ошибок конфигурации или изменение шагов или ожидаемого результата <text:span text:style-name="T16">для восстановления работы упавших авто-тестов.</text:span></text:p>
            </text:list-item>
          </text:list>
        </text:list-item>
        <text:list-item>
          <text:p text:style-name="P12">Выполнение работ по тест-дизайн</text:p>
          <text:list>
            <text:list-item>
              <text:p text:style-name="P18">Определение и обоснование требуемых данных для тестирования, <text:span text:style-name="T16">на основе плана тестирования или требований.</text:span></text:p>
            </text:list-item>
            <text:list-item>
              <text:p text:style-name="P21">Подготовка тестовых данных. <text:span text:style-name="T17">Использование инструментов для генерации тестовых данных.</text:span></text:p>
            </text:list-item>
            <text:list-item>
              <text:p text:style-name="P18">Определение и разработка тестовых сценариев. <text:span text:style-name="T16">Выделение приоритетных сценариев для реализации. Написание тест-кейсов.</text:span></text:p>
            </text:list-item>
            <text:list-item>
              <text:p text:style-name="P20">Составление планов тестирования<text:span text:style-name="T8">.</text:span></text:p>
            </text:list-item>
            <text:list-item>
              <text:p text:style-name="P22">Анализ изменений в системе и принимать решение о необходимости проведения регрессионного тестирования. Ссоставление планов тестирования, отбор тест-кейсов для проведения регрессионного тестирования.</text:p>
            </text:list-item>
            <text:list-item>
              <text:p text:style-name="P20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8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23"><text:span text:style-name="T16">Поддержание </text:span>тестовой документации <text:span text:style-name="T16">в актуальном состоянии.</text:span></text:p>
            </text:list-item>
          </text:list>
        </text:list-item>
        <text:list-item>
          <text:p text:style-name="P25">Выполнение задач по автоматизированному тестированию</text:p>
          <text:list>
            <text:list-item>
              <text:p text:style-name="P24">Написание Java интеграционных авто-тестов.</text:p>
            </text:list-item>
            <text:list-item>
              <text:p text:style-name="P17"><text:span text:style-name="T1">Написание </text:span><text:span text:style-name="T4">UI </text:span><text:span text:style-name="T1">авто-тестов на основе </text:span><text:span text:style-name="T4">Selenium / Appium framework.</text:span></text:p>
            </text:list-item>
            <text:list-item>
              <text:p text:style-name="P18">Запуск, сбор и анализ результатов выполнения авто-тестов.</text:p>
            </text:list-item>
            <text:list-item>
              <text:p text:style-name="P17"><text:span text:style-name="T1">Поддержание </text:span><text:span text:style-name="T6">авто-тестов</text:span><text:span text:style-name="T1"> в актуальном состоянии.</text:span></text:p>
            </text:list-item>
          </text:list>
        </text:list-item>
        <text:list-item>
          <text:p text:style-name="P13">Проектная оценка работ:</text:p>
          <text:list>
            <text:list-item>
              <text:p text:style-name="P26"><text:soft-page-break/>Проектная оценка функционального и регрессионного тестирования фазы проекта. Согласование оценки с менеджером проекта или с непосредственным руководителем.</text:p>
            </text:list-item>
            <text:list-item>
              <text:p text:style-name="P26">Проектная оценка разработки авто-тестов.</text:p>
            </text:list-item>
            <text:list-item>
              <text:p text:style-name="P26">Проектная оценка разработки тестовой документации.</text:p>
            </text:list-item>
          </text:list>
        </text:list-item>
        <text:list-item>
          <text:p text:style-name="P15">Прохождение собеседований с заказчиком.</text:p>
        </text:list-item>
        <text:list-item>
          <text:p text:style-name="P14"><text:span text:style-name="T19">П</text:span><text:span text:style-name="T18">остановка и контроль задач младшим специалистам.</text:span></text:p>
        </text:list-item>
        <text:list-item>
          <text:p text:style-name="P16">Участие в разработке внутренней нормативной документации компании.</text:p>
        </text:list-item>
        <text:list-item>
          <text:p text:style-name="P16">Проведение обучающих мероприятий.</text:p>
        </text:list-item>
      </text:list>
      <text:p text:style-name="P3">Теоретические знания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6">Знание <text:span text:style-name="T20">о различных техниках тестирования: исследовательское, </text:span><text:span text:style-name="T14">ориентированные на спецификацию, на код, на дефекты, на условия использования, на природу приложения, на надежность инженерного процесса.</text:span></text:p>
          </table:table-cell>
          <table:table-cell table:style-name="Table1.A1" office:value-type="string">
            <text:p text:style-name="P7"><text:span text:style-name="T20">31.10.</text:span>16</text:p>
          </table:table-cell>
        </table:table-row>
        <table:table-row table:style-name="Table1.1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5"><text:span text:style-name="T10">Знание основных элементов архитектуры web-приложений. Знание основных типов web-серверов. Знание структуры HTTP протокола.</text:span><text:span text:style-name="T7"> Знание способов у</text:span><text:span text:style-name="T10">правления передачей контента. Знание принципов кэширования и работы кэша. </text:span></text:p>
          </table:table-cell>
          <table:table-cell table:style-name="Table1.A1" office:value-type="string">
            <text:p text:style-name="P9">30.11.16</text:p>
          </table:table-cell>
        </table:table-row>
        <table:table-row table:style-name="Table1.1">
          <table:table-cell table:style-name="Table1.A4" office:value-type="string">
            <text:p text:style-name="P8">3.</text:p>
          </table:table-cell>
          <table:table-cell table:style-name="Table1.A4" office:value-type="string">
            <text:p text:style-name="P10">Знание основных инструментов мониторинга использования ресурсов при тестировании desktop приложений и приложений для мобильных платформ. Умение использовать эти инструменты.</text:p>
          </table:table-cell>
          <table:table-cell table:style-name="Table1.A4" office:value-type="string">
            <text:p text:style-name="P9">31.12.16</text:p>
          </table:table-cell>
        </table:table-row>
        <table:table-row table:style-name="Table1.1">
          <table:table-cell table:style-name="Table1.A5" office:value-type="float" office:value="42493">
            <text:p text:style-name="P5"><text:span text:style-name="T20">4</text:span>.</text:p>
          </table:table-cell>
          <table:table-cell table:style-name="Table1.A1" office:value-type="string">
            <text:p text:style-name="P5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A1" office:value-type="string">
            <text:p text:style-name="P9">31.01.17</text:p>
          </table:table-cell>
        </table:table-row>
        <table:table-row table:style-name="Table1.1">
          <table:table-cell table:style-name="Table1.A5" office:value-type="float" office:value="42494">
            <text:p text:style-name="P5"><text:span text:style-name="T20">5</text:span>.</text:p>
          </table:table-cell>
          <table:table-cell table:style-name="Table1.A1" office:value-type="string">
            <text:p text:style-name="P5"><text:span text:style-name="T10">Знание </text:span><text:span text:style-name="T11">Selenium </text:span><text:span text:style-name="T13">и </text:span><text:span text:style-name="T11">Appium framework. </text:span><text:span text:style-name="T13">Знание </text:span><text:span text:style-name="T11">TestNG </text:span><text:span text:style-name="T13">и </text:span><text:span text:style-name="T11">jUnit. </text:span><text:span text:style-name="T12">Знание 3-party frameworks для интеграции.</text:span></text:p>
          </table:table-cell>
          <table:table-cell table:style-name="Table1.A1" office:value-type="string">
            <text:p text:style-name="P9">28.02.17</text:p>
          </table:table-cell>
        </table:table-row>
        <table:table-row table:style-name="Table1.1">
          <table:table-cell table:style-name="Table1.A1" office:value-type="string">
            <text:p text:style-name="P5"><text:span text:style-name="T9">6</text:span>. </text:p>
          </table:table-cell>
          <table:table-cell table:style-name="Table1.A1" office:value-type="string">
            <text:p text:style-name="P5">Знание <text:span text:style-name="T8">JAVA</text:span> на уровне достаточном для написания авто-тестов на основе существующих <text:span text:style-name="T8">framework</text:span>’ов (<text:span text:style-name="T8">Selenium</text:span>, <text:span text:style-name="T8">Appium</text:span>), написания дополнительных методов в существующей концепции <text:span text:style-name="T8">framewor</text:span><text:span text:style-name="T9">k, разработки интеграционных тестов.</text:span></text:p>
          </table:table-cell>
          <table:table-cell table:style-name="Table1.A1" office:value-type="string">
            <text:p text:style-name="P9">31.03.17</text:p>
          </table:table-cell>
        </table:table-row>
      </table:table>
      <text:p text:style-name="P2"><text:span text:style-name="T3">Рекомендуемая литература (загружена в </text:span><text:span text:style-name="T5">Wiki</text:span><text:span text:style-name="T3"> проекта управления качеством):</text:span></text:p>
      <text:list xml:id="list6536730467305329262" text:style-name="WWNum1">
        <text:list-item>
          <text:p text:style-name="P27">Канер, Фолк. Тестирование программного обеспечения.</text:p>
        </text:list-item>
        <text:list-item>
          <text:p text:style-name="P28">Lee Copeland. Practitioner’s guide to software test design.</text:p>
        </text:list-item>
        <text:list-item>
          <text:p text:style-name="P29"><text:span text:style-name="T1">Стандарты </text:span><text:span text:style-name="T4">ISO-25000, ISO-9241-11, IEEE-829</text:span></text:p>
        </text:list-item>
        <text:list-item>
          <text:p text:style-name="P29"><text:span text:style-name="T1">Стандарт </text:span><text:span text:style-name="T4">RFC 2</text:span><text:span text:style-name="T1">6</text:span><text:span text:style-name="T4">16. HTTP </text:span><text:span text:style-name="T1">протоко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3</meta:editing-cycles>
    <meta:creation-date>2016-02-08T13:28:00</meta:creation-date>
    <dc:date>2016-10-05T15:15:42.431090798</dc:date>
    <meta:editing-duration>PT6H42M57S</meta:editing-duration>
    <meta:generator>LibreOffice/4.2.8.2$Linux_X86_64 LibreOffice_project/420m0$Build-2</meta:generator>
    <meta:document-statistic meta:table-count="1" meta:image-count="0" meta:object-count="0" meta:page-count="2" meta:paragraph-count="56" meta:word-count="442" meta:character-count="3632" meta:non-whitespace-character-count="3274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